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 </text:span><text:span text:style-name="T1">Good background of scripting utilizing Bash, Zsh, Python and Go for automating infrastructure on-premise/ cloud</text:span><text:line-break/><text:span text:style-name="T2">• </text:span><text:span text:style-name="T1">Experience in leveraging Sentinel Policy for Terraform and delivery of policy of code solutions</text:span><text:line-break/><text:span text:style-name="T2">• </text:span><text:span text:style-name="T1">Experience in build out of Kubernetes infrastructure – containers, GKE, Envoy, Istio, private clusters</text:span><text:line-break/><text:span text:style-name="T2">• </text:span><text:span text:style-name="T1">Strong on Google Cloud platform core skills – Compute, storage, network, IAM, VPC, firewall rules, Load Balancer, Cloud Deployment Manager, Logging and Monitoring</text:span><text:line-break/><text:span text:style-name="T2">• </text:span><text:span text:style-name="T1">Self-starter with an in-depth hands-on work experience with multiple large-scale implementations of Google Cloud Platform.</text:span><text:line-break/><text:span text:style-name="T2">• </text:span><text:span text:style-name="T1">Google Cloud Architecture, Engineering, DevOps, and/or Security certifications</text:span><text:line-break/><text:span text:style-name="T2">• </text:span><text:span text:style-name="T1">Background in build out of complex network and security architectures</text:span><text:line-break/><text:span text:style-name="T1">Preferred:</text:span><text:line-break/><text:span text:style-name="T2">• </text:span><text:span text:style-name="T1">Proven experience as a successful senior engineer and/or cloud engineer highly desirable</text:span><text:line-break/><text:span text:style-name="T2">• </text:span><text:span text:style-name="T1">Understanding of Infrastructure, Networking, and DevOps scripting and tooling</text:span><text:line-break/><text:span text:style-name="T2">• </text:span><text:span text:style-name="T1">Knowledge of hybrid-cloud architectures and solutions – GCP Bare Metal, GCVE</text:span><text:line-break/><text:span text:style-name="T2">• </text:span><text:span text:style-name="T1">Having knowledge of GCP Anthos deployments will be a plus- cluster deployments, ACM configurations, Config connector, RBAC and ASM</text:span><text:line-break/><text:span text:style-name="T2">• </text:span><text:span text:style-name="T1">Experience in building solutions around Vault - HA setup, configuration, secrets retrieval and break glass use cases</text:span><text:line-break/><text:span text:style-name="T2">• </text:span><text:span text:style-name="T1">Experience in setup of observability, tracing and metrics collection solutions – Kiali, Prometheus, Grafana, Cloud Operat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00:29:12.628428794</meta:creation-date>
    <dc:date>2022-05-16T00:29:32.553741723</dc:date>
    <meta:editing-duration>PT2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92" meta:character-count="1396" meta:non-whitespace-character-count="1200"/>
  </office:meta>
</office:document-meta>
</file>